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62aea" officeooo:paragraph-rsid="00162aea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color="#c9211e" loext:opacity="100%" fo:font-size="15pt" officeooo:rsid="001879c0" officeooo:paragraph-rsid="001879c0" style:font-size-asian="13.1000003814697pt" style:font-size-complex="15pt"/>
    </style:style>
    <style:style style:name="P4" style:family="paragraph" style:parent-style-name="Standard">
      <style:text-properties fo:color="#c9211e" loext:opacity="100%" fo:font-size="15pt" officeooo:rsid="001990a1" officeooo:paragraph-rsid="001990a1" style:font-size-asian="13.1000003814697pt" style:font-size-complex="15pt"/>
    </style:style>
    <style:style style:name="P5" style:family="paragraph" style:parent-style-name="Standard">
      <style:text-properties fo:color="#c9211e" loext:opacity="100%" fo:font-size="15pt" officeooo:rsid="001d83e7" officeooo:paragraph-rsid="001d83e7" style:font-size-asian="13.1000003814697pt" style:font-size-complex="15pt"/>
    </style:style>
    <style:style style:name="P6" style:family="paragraph" style:parent-style-name="Standard">
      <style:text-properties officeooo:rsid="00162aea" officeooo:paragraph-rsid="00162aea"/>
    </style:style>
    <style:style style:name="P7" style:family="paragraph" style:parent-style-name="Standard" style:list-style-name="L2">
      <style:text-properties fo:color="#000000" loext:opacity="100%" fo:font-size="12pt" officeooo:rsid="001990a1" officeooo:paragraph-rsid="001990a1" style:font-size-asian="10.5pt" style:font-size-complex="12pt"/>
    </style:style>
    <style:style style:name="P8" style:family="paragraph" style:parent-style-name="Standard">
      <style:text-properties fo:color="#000000" loext:opacity="100%" fo:font-size="12pt" officeooo:rsid="001990a1" officeooo:paragraph-rsid="001990a1" style:font-size-asian="10.5pt" style:font-size-complex="12pt"/>
    </style:style>
    <style:style style:name="P9" style:family="paragraph" style:parent-style-name="Standard" style:list-style-name="L3">
      <style:text-properties fo:color="#000000" loext:opacity="100%" fo:font-size="12pt" officeooo:rsid="001990a1" officeooo:paragraph-rsid="001990a1" style:font-size-asian="10.5pt" style:font-size-complex="12pt"/>
    </style:style>
    <style:style style:name="P10" style:family="paragraph" style:parent-style-name="Standard" style:list-style-name="L3">
      <style:text-properties fo:color="#000000" loext:opacity="100%" fo:font-size="12pt" officeooo:rsid="001afb7b" officeooo:paragraph-rsid="001afb7b" style:font-size-asian="10.5pt" style:font-size-complex="12pt"/>
    </style:style>
    <style:style style:name="P11" style:family="paragraph" style:parent-style-name="Standard">
      <style:text-properties fo:color="#000000" loext:opacity="100%" fo:font-size="12pt" officeooo:rsid="001afb7b" officeooo:paragraph-rsid="001afb7b" style:font-size-asian="10.5pt" style:font-size-complex="12pt"/>
    </style:style>
    <style:style style:name="P12" style:family="paragraph" style:parent-style-name="Standard" style:list-style-name="L2">
      <style:text-properties fo:color="#000000" loext:opacity="100%" fo:font-size="13pt" officeooo:rsid="001879c0" officeooo:paragraph-rsid="001879c0" style:font-size-asian="13pt" style:font-size-complex="13pt"/>
    </style:style>
    <style:style style:name="P13" style:family="paragraph" style:parent-style-name="Standard" style:list-style-name="L2">
      <style:text-properties fo:color="#000000" loext:opacity="100%" fo:font-size="13pt" officeooo:rsid="001afb7b" officeooo:paragraph-rsid="001afb7b" style:font-size-asian="13pt" style:font-size-complex="13pt"/>
    </style:style>
    <style:style style:name="P14" style:family="paragraph" style:parent-style-name="Standard" style:list-style-name="L2">
      <style:text-properties fo:color="#000000" loext:opacity="100%" fo:font-size="13pt" officeooo:rsid="001990a1" officeooo:paragraph-rsid="001990a1" style:font-size-asian="13pt" style:font-size-complex="13pt"/>
    </style:style>
    <style:style style:name="P15" style:family="paragraph" style:parent-style-name="Standard" style:list-style-name="L3">
      <style:text-properties fo:color="#000000" loext:opacity="100%" fo:font-size="13pt" officeooo:rsid="001990a1" officeooo:paragraph-rsid="001990a1" style:font-size-asian="13pt" style:font-size-complex="13pt"/>
    </style:style>
    <style:style style:name="P16" style:family="paragraph" style:parent-style-name="Standard" style:list-style-name="L2">
      <style:text-properties fo:color="#000000" loext:opacity="100%" fo:font-size="13pt" officeooo:rsid="001d83e7" officeooo:paragraph-rsid="001d83e7" style:font-size-asian="13pt" style:font-size-complex="13pt"/>
    </style:style>
    <style:style style:name="P17" style:family="paragraph" style:parent-style-name="Standard">
      <style:text-properties fo:color="#000000" loext:opacity="100%" fo:font-size="13pt" officeooo:rsid="001d83e7" officeooo:paragraph-rsid="001d83e7" style:font-size-asian="11.3500003814697pt" style:font-size-complex="13pt"/>
    </style:style>
    <style:style style:name="P18" style:family="paragraph" style:parent-style-name="Standard" style:list-style-name="L4">
      <style:text-properties fo:color="#000000" loext:opacity="100%" fo:font-size="13pt" officeooo:rsid="001d83e7" officeooo:paragraph-rsid="001d83e7" style:font-size-asian="11.3500003814697pt" style:font-size-complex="13pt"/>
    </style:style>
    <style:style style:name="P19" style:family="paragraph" style:parent-style-name="Standard">
      <style:text-properties fo:font-size="13pt" officeooo:rsid="001443d4" officeooo:paragraph-rsid="001443d4" style:font-size-asian="13pt" style:font-size-complex="13pt"/>
    </style:style>
    <style:style style:name="P20" style:family="paragraph" style:parent-style-name="Standard">
      <style:text-properties fo:font-size="13pt" officeooo:rsid="00162aea" officeooo:paragraph-rsid="00162aea" style:font-size-asian="13pt" style:font-size-complex="13pt"/>
    </style:style>
    <style:style style:name="T1" style:family="text">
      <style:text-properties officeooo:rsid="001443d4"/>
    </style:style>
    <style:style style:name="T2" style:family="text">
      <style:text-properties officeooo:rsid="00162aea"/>
    </style:style>
    <style:style style:name="T3" style:family="text">
      <style:text-properties fo:font-size="15pt" officeooo:rsid="001443d4" style:font-size-asian="15pt" style:font-size-complex="15pt"/>
    </style:style>
    <style:style style:name="T4" style:family="text">
      <style:text-properties officeooo:rsid="001afb7b"/>
    </style:style>
    <style:style style:name="T5" style:family="text">
      <style:text-properties officeooo:rsid="001d83e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3">RELAZIONE RESPONSABILITÀ </text:span></text:p>
      <text:p text:style-name="P2"><text:tab/><text:tab/><text:tab/><text:tab/><text:tab/> <text:s/><text:span text:style-name="T1">CARDGAMES</text:span></text:p>
      <text:p text:style-name="Standard"/>
      <text:p text:style-name="Standard"/>
      <text:p text:style-name="P19">Le responsabilità sono rappresentate da delle azioni, caratteristiche o entità del dominio, che fanno parte di una determinata applicazione e vengono usate da un particolare attore o classe. Queste devono rispettare uno dei principi SOLID, ovvero il principio della singola responsabilità, il quale afferma che un oggetto <text:span text:style-name="T2">deve avere una sola responsabilità e deve avere un solo motivo per cambiare. L’individuazione delle responsabilità avviene a inizio sviluppo del software con varie metodologie.</text:span></text:p>
      <text:p text:style-name="P20">Nel caso del progetto Cardgames sono appunto state individuate all’inizio e assegnate alle interfacce.</text:p>
      <text:p text:style-name="P1"/>
      <text:p text:style-name="P5">ATTORI PRINCIPALI:</text:p>
      <text:p text:style-name="P17"/>
      <text:p text:style-name="P17">Gli attori principali per il gioco del blackJack sono: i Giocatori, il Mazzo di carte, le carte, il mazziere, il tavolo da gioco ed il motore del gioco.</text:p>
      <text:p text:style-name="P1"/>
      <text:p text:style-name="P3">RESPONSABILITÀ:</text:p>
      <text:p text:style-name="P3"/>
      <text:list xml:id="list779108075" text:style-name="L2">
        <text:list-item>
          <text:p text:style-name="P12">Tenere traccia del campo da gioco, e degli oggetti in esso contenuto;</text:p>
        </text:list-item>
        <text:list-item>
          <text:p text:style-name="P13">Far comunicare gli oggetti presenti nel gioco</text:p>
        </text:list-item>
        <text:list-item>
          <text:p text:style-name="P12">Tenere traccia di tutte le carte contenute in un mazzo;</text:p>
        </text:list-item>
        <text:list-item>
          <text:p text:style-name="P16">Permettere di effettuare comuni azioni relative al mazzo da gioco;</text:p>
        </text:list-item>
        <text:list-item>
          <text:p text:style-name="P12">Tenere traccia del mazzo da gioco, le sue condizioni e carte presenti;</text:p>
        </text:list-item>
        <text:list-item>
          <text:p text:style-name="P12">Tenere traccia del gioco utilizzato all’interno del campo da gioco;</text:p>
        </text:list-item>
        <text:list-item>
          <text:p text:style-name="P12">Tenere traccia dei giocatori e delle loro azioni;</text:p>
        </text:list-item>
        <text:list-item>
          <text:p text:style-name="P12">Eseguire determinate azioni da parte dei giocatori;</text:p>
        </text:list-item>
        <text:list-item>
          <text:p text:style-name="P12">Tenere traccia del motore di gioco;</text:p>
        </text:list-item>
        <text:list-item>
          <text:p text:style-name="P12">Generare il campo da gioco;</text:p>
        </text:list-item>
        <text:list-item>
          <text:p text:style-name="P12">Determinare quale tra i giocatori vince la partita;</text:p>
        </text:list-item>
        <text:list-item>
          <text:p text:style-name="P12">Determinare il puntare del giocatore;</text:p>
        </text:list-item>
        <text:list-item>
          <text:p text:style-name="P13">Determinare il saldo di un giocatore;</text:p>
        </text:list-item>
        <text:list-item>
          <text:p text:style-name="P13">Determinare il valore delle carte da gioco in base alla loro possibile diversa implementazione</text:p>
        </text:list-item>
        <text:list-item>
          <text:p text:style-name="P13">Gestire la mano di ogni giocatore</text:p>
        </text:list-item>
        <text:list-item>
          <text:p text:style-name="P12">Determinare la distribuzione delle carte;</text:p>
        </text:list-item>
        <text:list-item>
          <text:p text:style-name="P14">Tenere traccia dei soldi del giocatore;</text:p>
        </text:list-item>
        <text:list-item>
          <text:p text:style-name="P7">Tenere traccia delle carte giocate;</text:p>
        </text:list-item>
      </text:list>
      <text:p text:style-name="P8"/>
      <text:p text:style-name="P4">CLASSI CHE IMPLEMENTANO LE RESPONSABILITÀ:</text:p>
      <text:p text:style-name="P4"/>
      <text:list xml:id="list439973316" text:style-name="L3">
        <text:list-item>
          <text:p text:style-name="P15">Ibanker è un interfaccia che si occupa di implementare le responsabilità legate al gioco d’azzardo, quindi tiene traccia dei bet, delle puntate e del saldo del giocatore;</text:p>
          <text:p text:style-name="P15"><text:soft-page-break/></text:p>
        </text:list-item>
        <text:list-item>
          <text:p text:style-name="P15">Ihand è un interfaccia che si occupa di implementare le responsabilità <text:span text:style-name="T5">rappresentanti</text:span> le carte contenute in una mano di un giocatore;</text:p>
          <text:p text:style-name="P15"/>
        </text:list-item>
        <text:list-item>
          <text:p text:style-name="P15">Idealer è un interfaccia che si occupa di implementare la responsabilità legata alla distribuzione delle carte;</text:p>
          <text:p text:style-name="P15"/>
        </text:list-item>
        <text:list-item>
          <text:p text:style-name="P15">Iplayer è un interfaccia la quale implementazione tiene traccia dei dati e delle azioni base di qualsiasi giocatore presente sul campo;</text:p>
          <text:p text:style-name="P15"/>
        </text:list-item>
        <text:list-item>
          <text:p text:style-name="P15">Igame è un interfaccia la quale implementazione serve per dare una struttura ai vari giochi di carte;</text:p>
          <text:p text:style-name="P15"/>
        </text:list-item>
        <text:list-item>
          <text:p text:style-name="P9">L’interfaccia Ideck e la sua implementazione serve per gestire il mazzo da gioco assegnandogli i suoi comportamenti principali<text:span text:style-name="T5">(rimozione o aggiunta carte, numero carte rimanenti)</text:span>;</text:p>
          <text:p text:style-name="P9"/>
        </text:list-item>
        <text:list-item>
          <text:p text:style-name="P9">Le interfacce Irank e Isuit servono per dare un valore reale alle carte da gioco;</text:p>
          <text:p text:style-name="P9"/>
        </text:list-item>
        <text:list-item>
          <text:p text:style-name="P9">L’interfaccia Icard si occupa delle azioni di una qualsiasi carta da gioco;</text:p>
          <text:p text:style-name="P9"/>
        </text:list-item>
        <text:list-item>
          <text:p text:style-name="P9">Igamewinner è un interfaccia il quale scopo è q<text:span text:style-name="T4">u</text:span>ello di <text:span text:style-name="T4">decretare il vincitore di una partita;</text:span></text:p>
          <text:p text:style-name="P9"/>
        </text:list-item>
        <text:list-item>
          <text:p text:style-name="P10">IgameTable ha la responsabilità di tenere traccia dei vari oggetti presenti su di esso permettendo la comunicazione di essi seguendo il modello di dominio rappresentante un generico gioco di carte;</text:p>
          <text:p text:style-name="P10"/>
        </text:list-item>
        <text:list-item>
          <text:p text:style-name="P10">Iengine si occupa di far partire il gioco con le varie componenti <text:span text:style-name="T5">e permette le</text:span> azioni che devono essere esegute per giocare ad un qualsiasi gioco di carte</text:p>
        </text:list-item>
      </text:list>
      <text:p text:style-name="P11"/>
      <text:p text:style-name="P11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8T12:33:14.138535898</meta:creation-date>
    <dc:date>2022-03-13T23:34:19.769361273</dc:date>
    <meta:editing-duration>PT17M4S</meta:editing-duration>
    <meta:editing-cycles>4</meta:editing-cycles>
    <meta:generator>LibreOffice/7.2.5.2.0$Linux_X86_64 LibreOffice_project/20$Build-2</meta:generator>
    <meta:document-statistic meta:table-count="0" meta:image-count="0" meta:object-count="0" meta:page-count="2" meta:paragraph-count="47" meta:word-count="533" meta:character-count="3270" meta:non-whitespace-character-count="2801"/>
  </office:meta>
</office:document-meta>
</file>